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orizontal_20_Line">
      <style:text-properties fo:font-size="10pt" style:font-size-asian="10pt" style:font-size-complex="10pt"/>
    </style:style>
    <style:style style:name="P2" style:family="paragraph" style:parent-style-name="Heading_20_3">
      <style:text-properties fo:font-size="10pt" officeooo:rsid="00136658" officeooo:paragraph-rsid="00136658" style:font-size-asian="10pt" style:font-size-complex="10pt"/>
    </style:style>
    <style:style style:name="P3" style:family="paragraph" style:parent-style-name="Heading_20_3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rsid="00136658" officeooo:paragraph-rsid="00136658" style:font-size-asian="10pt" style:font-size-complex="10pt"/>
    </style:style>
    <style:style style:name="P5" style:family="paragraph" style:parent-style-name="Standard">
      <style:text-properties fo:font-size="18pt" fo:font-weight="bold" officeooo:rsid="00136658" officeooo:paragraph-rsid="00136658" style:font-size-asian="18pt" style:font-weight-asian="bold" style:font-size-complex="18pt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>
      <style:text-properties fo:font-size="10pt" style:font-size-asian="10pt" style:font-size-complex="1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sumen de Preguntas de POO</text:p>
      <text:p text:style-name="P4"/>
      <text:h text:style-name="P2" text:outline-level="3">Contexto sobre las comparaciones:</text:h>
      <text:p text:style-name="Text_20_body"><text:span text:style-name="T2">En Java, los objetos de tipo </text:span><text:span text:style-name="Source_20_Text"><text:span text:style-name="T2">String</text:span></text:span><text:span text:style-name="T2"> pueden ser comparados usando:</text:span></text:p>
      <text:list text:style-name="L1">
        <text:list-item>
          <text:p text:style-name="P7"><text:span text:style-name="Strong_20_Emphasis"><text:span text:style-name="T2">Operador </text:span></text:span><text:span text:style-name="Strong_20_Emphasis"><text:span text:style-name="Source_20_Text"><text:span text:style-name="T2">==</text:span></text:span></text:span><text:span text:style-name="T2">: Compara si dos referencias de objetos apuntan a la </text:span><text:span text:style-name="Strong_20_Emphasis"><text:span text:style-name="T2">misma instancia</text:span></text:span><text:span text:style-name="T2"> en memoria.</text:span></text:p>
        </text:list-item>
        <text:list-item>
          <text:p text:style-name="P6"><text:span text:style-name="Strong_20_Emphasis"><text:span text:style-name="T2">Método </text:span></text:span><text:span text:style-name="Strong_20_Emphasis"><text:span text:style-name="Source_20_Text"><text:span text:style-name="T2">equals()</text:span></text:span></text:span><text:span text:style-name="T2">: Compara si el </text:span><text:span text:style-name="Strong_20_Emphasis"><text:span text:style-name="T2">contenido</text:span></text:span><text:span text:style-name="T2"> de dos cadenas es el mismo.</text:span></text:p>
        </text:list-item>
      </text:list>
      <text:p text:style-name="P1"/>
      <text:h text:style-name="P3" text:outline-level="3">Análisis de las afirmaciones:</text:h>
      <text:list text:style-name="L2">
        <text:list-item>
          <text:p text:style-name="P8"><text:span text:style-name="Strong_20_Emphasis"><text:span text:style-name="T2">"La comparación (saludo1 == saludo2) da error."</text:span></text:span></text:p>
          <text:list>
            <text:list-item>
              <text:p text:style-name="P9"><text:span text:style-name="Strong_20_Emphasis"><text:span text:style-name="T2">Falso.</text:span></text:span><text:span text:style-name="T2"> Usar </text:span><text:span text:style-name="Source_20_Text"><text:span text:style-name="T2">saludo1 == saludo2</text:span></text:span><text:span text:style-name="T2"> no da error. Esta comparación es válida y verifica si ambas referencias apuntan al mismo objeto en memoria.</text:span></text:p>
            </text:list-item>
          </text:list>
        </text:list-item>
        <text:list-item>
          <text:p text:style-name="P8"><text:span text:style-name="Strong_20_Emphasis"><text:span text:style-name="T2">"La comparación (saludo1 == saludo2) indica si el contenido es igual."</text:span></text:span></text:p>
          <text:list>
            <text:list-item>
              <text:p text:style-name="P9"><text:span text:style-name="Strong_20_Emphasis"><text:span text:style-name="T2">Falso.</text:span></text:span><text:span text:style-name="T2"> El operador </text:span><text:span text:style-name="Source_20_Text"><text:span text:style-name="T2">==</text:span></text:span><text:span text:style-name="T2"> no compara el contenido de las cadenas, sino las referencias. Aunque en ciertos casos (como las cadenas creadas en el </text:span><text:span text:style-name="Emphasis"><text:span text:style-name="T2">pool</text:span></text:span><text:span text:style-name="T2"> de cadenas) puede parecer que comparan contenido, esto es accidental.</text:span></text:p>
            </text:list-item>
          </text:list>
        </text:list-item>
        <text:list-item>
          <text:p text:style-name="P8"><text:span text:style-name="Strong_20_Emphasis"><text:span text:style-name="T2">"La comparación (saludo1 == saludo2) indica si se trata de la misma instancia de objeto."</text:span></text:span></text:p>
          <text:list>
            <text:list-item>
              <text:p text:style-name="P9"><text:span text:style-name="Strong_20_Emphasis"><text:span text:style-name="T2">Correcto.</text:span></text:span><text:span text:style-name="T2"> Esto es exactamente lo que hace el operador </text:span><text:span text:style-name="Source_20_Text"><text:span text:style-name="T2">==</text:span></text:span><text:span text:style-name="T2">. Comprueba si las referencias de </text:span><text:span text:style-name="Source_20_Text"><text:span text:style-name="T2">saludo1</text:span></text:span><text:span text:style-name="T2"> y </text:span><text:span text:style-name="Source_20_Text"><text:span text:style-name="T2">saludo2</text:span></text:span><text:span text:style-name="T2"> apuntan al mismo objeto.</text:span></text:p>
            </text:list-item>
          </text:list>
        </text:list-item>
        <text:list-item>
          <text:p text:style-name="P8"><text:span text:style-name="Strong_20_Emphasis"><text:span text:style-name="T2">"La comparación </text:span></text:span><text:span text:style-name="Strong_20_Emphasis"><text:span text:style-name="Source_20_Text"><text:span text:style-name="T2">saludo1.equals(saludo2)</text:span></text:span></text:span><text:span text:style-name="Strong_20_Emphasis"><text:span text:style-name="T2"> indica si el contenido es igual."</text:span></text:span></text:p>
          <text:list>
            <text:list-item>
              <text:p text:style-name="P9"><text:span text:style-name="Strong_20_Emphasis"><text:span text:style-name="T2">Correcto.</text:span></text:span><text:span text:style-name="T2"> Este método compara el contenido de las cadenas. Si ambas tienen exactamente los mismos caracteres, devuelve </text:span><text:span text:style-name="Source_20_Text"><text:span text:style-name="T2">true</text:span></text:span><text:span text:style-name="T2">.</text:span></text:p>
            </text:list-item>
          </text:list>
        </text:list-item>
        <text:list-item>
          <text:p text:style-name="P8"><text:span text:style-name="Strong_20_Emphasis"><text:span text:style-name="T2">"La comparación </text:span></text:span><text:span text:style-name="Strong_20_Emphasis"><text:span text:style-name="Source_20_Text"><text:span text:style-name="T2">saludo1.eguals(saludo2)</text:span></text:span></text:span><text:span text:style-name="Strong_20_Emphasis"><text:span text:style-name="T2"> indica si se trata de la misma instancia de objeto."</text:span></text:span></text:p>
          <text:list>
            <text:list-item>
              <text:p text:style-name="P9"><text:span text:style-name="Strong_20_Emphasis"><text:span text:style-name="T2">Falso.</text:span></text:span><text:span text:style-name="T2"> Además, hay un error de escritura: </text:span><text:span text:style-name="Source_20_Text"><text:span text:style-name="T2">eguals</text:span></text:span><text:span text:style-name="T2"> debería ser </text:span><text:span text:style-name="Source_20_Text"><text:span text:style-name="T2">equals</text:span></text:span><text:span text:style-name="T2">. Si estuviera correctamente escrito, compararía el contenido, no las instancias.</text:span></text:p>
            </text:list-item>
          </text:list>
        </text:list-item>
        <text:list-item>
          <text:p text:style-name="P8"><text:span text:style-name="Strong_20_Emphasis"><text:span text:style-name="T2">"Ninguna es correcta."</text:span></text:span></text:p>
          <text:list>
            <text:list-item>
              <text:p text:style-name="P8"><text:span text:style-name="Strong_20_Emphasis"><text:span text:style-name="T2">Falso.</text:span></text:span><text:span text:style-name="T2"> Hay dos afirmaciones correctas (la 3 y la 4).</text:span></text:p>
            </text:list-item>
          </text:list>
        </text:list-item>
      </text:list>
      <text:p text:style-name="P1"/>
      <text:h text:style-name="P3" text:outline-level="3">Respuesta final:</text:h>
      <text:p text:style-name="P12">Las afirmaciones correctas son:</text:p>
      <text:list text:style-name="L3">
        <text:list-item>
          <text:p text:style-name="P11"><text:span text:style-name="Strong_20_Emphasis"><text:span text:style-name="T2">"La comparación (saludo1 == saludo2) indica si se trata de la misma instancia de objeto."</text:span></text:span></text:p>
        </text:list-item>
        <text:list-item>
          <text:p text:style-name="P10"><text:span text:style-name="Strong_20_Emphasis"><text:span text:style-name="T2">"La comparación saludo1.equals(saludo2) indica si el contenido es igual."</text:span></text:span></text:p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11:54:41.718671130</meta:creation-date>
    <dc:date>2024-11-29T11:57:17.852308938</dc:date>
    <meta:editing-duration>PT2M36S</meta:editing-duration>
    <meta:editing-cycles>1</meta:editing-cycles>
    <meta:document-statistic meta:table-count="0" meta:image-count="0" meta:object-count="0" meta:page-count="1" meta:paragraph-count="22" meta:word-count="284" meta:character-count="1747" meta:non-whitespace-character-count="1501"/>
    <meta:generator>LibreOffice/7.4.2.3$MacOSX_AARCH64 LibreOffice_project/382eef1f22670f7f4118c8c2dd222ec7ad009daf</meta:generator>
  </office:meta>
</office:document-meta>
</file>